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 manifest:full-path="Object 12/Configurations2/accelerator/current.xml"/>
  <manifest:file-entry manifest:media-type="" manifest:full-path="Object 12/Configurations2/accelerator/"/>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 manifest:full-path="Object 14/Configurations2/accelerator/current.xml"/>
  <manifest:file-entry manifest:media-type="" manifest:full-path="Object 14/Configurations2/accelerator/"/>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 manifest:full-path="Object 16/Configurations2/accelerator/current.xml"/>
  <manifest:file-entry manifest:media-type="" manifest:full-path="Object 16/Configurations2/accelerator/"/>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accelerator/current.xml"/>
  <manifest:file-entry manifest:media-type="" manifest:full-path="Object 18/Configurations2/accelerator/"/>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accelerator/current.xml"/>
  <manifest:file-entry manifest:media-type="" manifest:full-path="Object 19/Configurations2/accelerator/"/>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 manifest:full-path="Object 20/Configurations2/accelerator/current.xml"/>
  <manifest:file-entry manifest:media-type="" manifest:full-path="Object 20/Configurations2/accelerator/"/>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 manifest:full-path="Object 21/Configurations2/accelerator/current.xml"/>
  <manifest:file-entry manifest:media-type="" manifest:full-path="Object 21/Configurations2/accelerator/"/>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 manifest:full-path="Object 22/Configurations2/accelerator/current.xml"/>
  <manifest:file-entry manifest:media-type="" manifest:full-path="Object 22/Configurations2/accelerator/"/>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 manifest:full-path="Object 25/Configurations2/accelerator/current.xml"/>
  <manifest:file-entry manifest:media-type="" manifest:full-path="Object 25/Configurations2/accelerato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accelerator/current.xml"/>
  <manifest:file-entry manifest:media-type="" manifest:full-path="Object 8/Configurations2/accelerator/"/>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accelerator/current.xml"/>
  <manifest:file-entry manifest:media-type="" manifest:full-path="Object 9/Configurations2/accelerator/"/>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start" style:justify-single-word="false"/>
    </style:style>
    <style:style style:name="fr1" style:family="graphic" style:parent-style-name="Formula">
      <style:graphic-properties style:vertical-pos="middle" style:vertical-rel="text" draw:ole-draw-aspect="1"/>
    </style:style>
    <style:style style:name="fr2" style:family="graphic" style:parent-style-name="Formula">
      <style:graphic-properties fo:margin-left="0.0799in" fo:margin-right="0in" style:wrap="parallel" style:number-wrapped-paragraphs="no-limit" style:wrap-contour="false" style:vertical-pos="middle" style:vertical-rel="tex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rk Randles</text:p>
      <text:p text:style-name="P1">CS6250 Final Exam</text:p>
      <text:p text:style-name="P1">2009-12-16</text:p>
      <text:p text:style-name="P1"/>
      <text:p text:style-name="P2">1. There a three major ways to globally light a scene: radiosity, surface raytracing, and flat shading. <text:s/>Each technique has it's own advantage and disadvantages and none are one-size-fits-all. <text:s/>The goal of global lighting is to more realisticly light a scene by taking global effects into account when determining how to light a pixel.</text:p>
      <text:p text:style-name="P2"/>
      <text:p text:style-name="P2">The easiest global lighting model to explain is flat shading. <text:s/>Flat shading of a scene is comparing the surface normal of the polygons in the scene to the direction of the light source. <text:s/>From this information the intensity of the entire surface is then determined. <text:s/>This technique has the advantage of computational efficiency compared to radiosity and raytracing at the accuracy of the lighting of the polygons. <text:s/>Flat shaded scenes are generally “cheezy” looking because the lighting doesn't have the same qualities that the real analogue of the scene would have.</text:p>
      <text:p text:style-name="P2"/>
      <text:p text:style-name="P2">Radiosity is a global illumination model in which light “flows” into the scene. <text:s/>Radiosity generates scenes with soft and complex shadows and no specular effects. <text:s/>When performing radiosity lighting the amount of energy diffused between different surfaces is computed. <text:s/>All surfaces are assumed to be prefectly diffuse to simplify the problem.</text:p>
      <text:p text:style-name="P2"/>
      <text:p text:style-name="P2">The first step of the radiosity algorithm is to compute the form factors between all of the various facets of the polygons in the scene is computed. <text:s/>The form factor is the total fractional energy that is transmitted between the two surfaces. <text:s/>The form factors only need to be completed once for the scene. <text:s/>The second step of the radiosity algorithm is to iterativly apply the following formula:</text:p>
      <text:p text:style-name="P2"><draw:frame draw:style-name="fr1" draw:name="Object8" text:anchor-type="as-char" svg:width="1.3839in" svg:height="0.4484in" draw:z-index="7"><draw:object xlink:href="./Object 8" xlink:type="simple" xlink:show="embed" xlink:actuate="onLoad"/><draw:image xlink:href="./ObjectReplacements/Object 8" xlink:type="simple" xlink:show="embed" xlink:actuate="onLoad"/></draw:frame></text:p>
      <text:p text:style-name="P2">Where Ei is the emitted light from the surface, Ri is the reflectivity of the surface and the remainder of the formula is the light emitted by all the other surfaces multiplied by their influence on the current surface.</text:p>
      <text:p text:style-name="P2"/>
      <text:p text:style-name="P2">Raytracing is the process by which rays are cast from the viewer's eye, through a given pixel into the scene. <text:s/>The rays are reflected around the scene until they either exit the scene or they reach a maximum number of reflections. <text:s/>Each reflection or refraction of the ray in the scene will generate one or two rays which are then traced. <text:s/>For reach ray, the local illumination model is calculated. <text:s/>When the ray is terminated the intensity value of the ray is summed with all of it's predicssor rays and that value is assigned to the pixel through which the ray was cast.</text:p>
      <text:p text:style-name="P2"/>
      <text:p text:style-name="P2">Raytracing produces scenes which have many hard shadows and can accurately reproduce scenes which contain very reflective objects (ie mirrors) and/or transparent objects. <text:s/>The support of transparent objects is a very desirable property of raytracing as it's a difficult effect to achieve by other means. <text:s/>Raytracing can be computationally inefficient if there large numbers of rays due to either a deep nesting of child rays, many transparent objects, or a large number of pixels to color.</text:p>
      <text:p text:style-name="P2"/>
      <text:p text:style-name="P2">All three approaches have advantages when certain scenes are rendered. <text:s/>Flat shading in particular can add a stark “realness” to scenes in which there's no diffuse or specular lighting. <text:s/>Radiosity is perfect for scenes in which there needs to be complex shadow spaces and lots and lots of diffuse lighting from a single or multiple source.</text:p>
      <text:p text:style-name="P2"><text:soft-page-break/>Raytracing a scene is perfect when hard shadows are desired and a high level of accuracy is required when rendering reflective and transparent objects. <text:s/>Transparent and reflective objects are impossible in both flat shading and radiosity since they require knowledge of the scene which isn't represented at all in flat shading and is poorly tracked in radiosity.</text:p>
      <text:p text:style-name="P2"/>
      <text:p text:style-name="P2">An interesting way to light a scene would be to combine both radiosity and raytracing. <text:s/>By combining the two algorithms you can gain the benefits of both at the cost of a massive jump in computational complexity. <text:s/>In this circumstance radiosity would provide the diffuse intensity value of the local illumniation model while raytracing would provide support for reflective and transparent objects and hard shadows.</text:p>
      <text:p text:style-name="P2"/>
      <text:p text:style-name="P2">2. Mapping pixmaps to arbitrary shapes is an important problem in computer graphics. <text:s/>Pix maps are useful to add a base intensity and extra detail to the surface of objects. <text:s/>There are a variety of techniques which can achieve this mapping and each is useful for different sorts of objects.</text:p>
      <text:p text:style-name="P2"/>
      <text:p text:style-name="P2">Mapping a pixmap to a cylinder is one of the easiest mappings possible. <text:s/>We can parameterize the surface of the cylinder <draw:frame draw:style-name="fr1" draw:name="Object9" text:anchor-type="as-char" svg:width="1.9535in" svg:height="0.1917in" draw:z-index="8"><draw:object xlink:href="./Object 9" xlink:type="simple" xlink:show="embed" xlink:actuate="onLoad"/><draw:image xlink:href="./ObjectReplacements/Object 9" xlink:type="simple" xlink:show="embed" xlink:actuate="onLoad"/></draw:frame>where<draw:frame draw:style-name="fr1" draw:name="Object10" text:anchor-type="as-char" svg:width="0.1693in" svg:height="0.1839in" draw:z-index="9"><draw:object xlink:href="./Object 10" xlink:type="simple" xlink:show="embed" xlink:actuate="onLoad"/><draw:image xlink:href="./ObjectReplacements/Object 10" xlink:type="simple" xlink:show="embed" xlink:actuate="onLoad"/></draw:frame>is bounded<draw:frame draw:style-name="fr1" draw:name="Object11" text:anchor-type="as-char" svg:width="0.7571in" svg:height="0.1839in" draw:z-index="10"><draw:object xlink:href="./Object 11" xlink:type="simple" xlink:show="embed" xlink:actuate="onLoad"/><draw:image xlink:href="./ObjectReplacements/Object 11" xlink:type="simple" xlink:show="embed" xlink:actuate="onLoad"/></draw:frame>and<draw:frame draw:style-name="fr1" draw:name="Object12" text:anchor-type="as-char" svg:width="0.1654in" svg:height="0.1839in" draw:z-index="11"><draw:object xlink:href="./Object 12" xlink:type="simple" xlink:show="embed" xlink:actuate="onLoad"/><draw:image xlink:href="./ObjectReplacements/Object 12" xlink:type="simple" xlink:show="embed" xlink:actuate="onLoad"/></draw:frame>is bounded by the hight of the cylinder. <text:s/>Pixel<draw:frame draw:style-name="fr1" draw:name="Object13" text:anchor-type="as-char" svg:width="0.6319in" svg:height="0.1917in" draw:z-index="12"><draw:object xlink:href="./Object 13" xlink:type="simple" xlink:show="embed" xlink:actuate="onLoad"/><draw:image xlink:href="./ObjectReplacements/Object 13" xlink:type="simple" xlink:show="embed" xlink:actuate="onLoad"/></draw:frame>is mapped to texel<draw:frame draw:style-name="fr2" draw:name="Object14" text:anchor-type="as-char" svg:width="0.4555in" svg:height="0.1917in" draw:z-index="13"><draw:object xlink:href="./Object 14" xlink:type="simple" xlink:show="embed" xlink:actuate="onLoad"/><draw:image xlink:href="./ObjectReplacements/Object 14" xlink:type="simple" xlink:show="embed" xlink:actuate="onLoad"/></draw:frame>. <text:s/>This approach will stretch the pixmap over the surface of the cylinder. <text:s/>In general, this strategy is very computationally efficient.</text:p>
      <text:p text:style-name="P2"/>
      <text:p text:style-name="P2">A more complex shape to map a pixmap to would be a piecewise bicubic spline surface. <text:s/>These surfaces already are parameterized on the interval [0..1]. <text:s/>By using the same parameterization a pixmap could be mapped to the surface in the same way as a cylinder. Pixel<draw:frame draw:style-name="fr1" draw:name="Object15" text:anchor-type="as-char" svg:width="0.6319in" svg:height="0.1917in" draw:z-index="14"><draw:object xlink:href="./Object 15" xlink:type="simple" xlink:show="embed" xlink:actuate="onLoad"/><draw:image xlink:href="./ObjectReplacements/Object 15" xlink:type="simple" xlink:show="embed" xlink:actuate="onLoad"/></draw:frame>is mapped to texel<draw:frame draw:style-name="fr2" draw:name="Object16" text:anchor-type="as-char" svg:width="0.4102in" svg:height="0.1917in" draw:z-index="15"><draw:object xlink:href="./Object 16" xlink:type="simple" xlink:show="embed" xlink:actuate="onLoad"/><draw:image xlink:href="./ObjectReplacements/Object 16" xlink:type="simple" xlink:show="embed" xlink:actuate="onLoad"/></draw:frame>. <text:s/>This could, however, results in distroted textures, with some texels elongated compared to other texels.</text:p>
      <text:p text:style-name="P2"/>
      <text:p text:style-name="P2">An alternate way to texture map a bicubic spline surface is two-part texture mapping. <text:s/>Two-step texture mapping was proposed by Bier and Sloan in 1986. <text:s/>This texture mapping uses an intermediate surface to better fit the 2d pixmap to the 3d object. <text:s/>The first step of the mapping is S-mapping, where the 2d pixmap is mapped to a known intermediate object. <text:s/>Generally this mapping happens to a sphere or a cylinder whichever is more approiate to the object being fitted.</text:p>
      <text:p text:style-name="P2"/>
      <text:p text:style-name="P2">The second step of two-step texture mapping is O-mapping from the intermediate surface to the object surface. <text:s/>There are four techniques to achieve this, each with it's own advantage or disadvantage. <text:s/>By doing the texture mapping in two steps, there is less distortion of the texture over the entire surface of the final object.</text:p>
      <text:p text:style-name="P2"/>
      <text:p text:style-name="P2">For a bicubic spline surface the best two-step texture mapping algorithm would be to use a spherical intermediate surface and either shrink wrapping or object surface normal. <text:s/>Shrink wrapping is actually the reverse of other mapping techniques where the texel goes from the intermediate surface to the final object based on the intermediate surface normal. <text:s/>Object surface normal mapping uses the object surface normal to map to a texel on the intermediate surface. <text:s/>This is a good strategy to use when the object doesn't have surface concavity, such as a sinusodal wave.</text:p>
      <text:p text:style-name="P2"/>
      <text:p text:style-name="P2">Mapping a pixmap to a sinusoidal ruled surface is an interesting problem as the sinusoidal nature of the surface allows for normals which cross each other, rendering surface normal mapping invalid unless the pixmap is unnecessairly convoluted to take the normals into account.</text:p>
      <text:p text:style-name="P2"/>
      <text:p text:style-name="P2"><text:soft-page-break/>For two-step texture mapping of the sinusoidal ruled surface a couple of different intermediate forms could be beneficial. <text:s/>If the sinusoidal ruled surface was mostly planar then a plane would be the best intermediate form. <text:s/>Other possible intermediate shapes could be a cylinder or some collection of planes which are co-planar to the primary trending of the sinusodial ruled surface.</text:p>
      <text:p text:style-name="P2"/>
      <text:p text:style-name="P2">The best O-mapping for a sinusodial ruled surface would be shrink wrapping or object centroid. <text:s/>Shrink wrapping, explained previous, would be best used with the sinusodial ruled surface if the intermediate surface is a cylinder. <text:s/>Otherwise object centroid would be the preferred method. <text:s/>Object centroid mapping uses a ray cast from the center of the object through the target point on the objects surface to the intermediate surface to determine what texel to map. <text:s/>Computing the object centroid can be an expensive proposition, but this sort of O-mapping can result in the best mapping for complex surfaces.</text:p>
      <text:p text:style-name="P2"/>
      <text:p text:style-name="P2">One of the major drawbacks of nearly all types of texture mapping is artifacting through distortion of the original texture pix map to the object surface. <text:s text:c="2"/>The various mappings do their own parts trying to control the distorion of texels on the surface, but none are perfect. <text:s/>The best mapping results are going to be either cylinder or sphere mapping because they provide no posiblity of distortion since they can be solved exactly for the correct pixmap texel.</text:p>
      <text:p text:style-name="P2"/>
      <text:p text:style-name="P2">3. <text:s/>The basis of the Hough transform is that we iterate through the edge pixels in an image then compute the parameters of all possible object features that may pass through that edge pixel. <text:s/>The parameters are then used to increment an accumulator. <text:s/>After either a statistically significant number of edge pixels has been used (usually all of the edge pixels) we can extract the detected features from the accumulator by looking for the accumulator bin with the largest count.</text:p>
      <text:p text:style-name="P2"/>
      <text:p text:style-name="P2">This method is well-suited to detecting geometric features in rastered images. <text:s/>The overall efficincy of the Hough transform is tightly coupled to the number of features required by the geometry to be detected. <text:s/>For lines in 2d space, the Hough transform requires two nested for-loops and a 2d accumulator array, as we must recover either the slope and intercept or angle and distance, depending on how the line is represented. <text:s/>For circles in 2d space, we require a 3d accumulator array and three nested for-loops, as we must recover the radius and coordinates of the center of the circle. <text:s/>As shapes become more complex there are more and more parameters hence both the nested depth and accumulator space grow.</text:p>
      <text:p text:style-name="P2"/>
      <text:p text:style-name="P2">The size of the accumulator is in particular a problem. <text:s/>Depending on the precision of detection and the size of the original image the accumulator may consume large blocks of memory, most of which will be empty. <text:s/>The accumulator memory space can be restrained by restricting the ranges of possible values, but these savings are inconqental compared to the growth of the accumulator memory space as precision and image size go up.</text:p>
      <text:p text:style-name="P2"/>
      <text:p text:style-name="P2">Ellipses present the first true challenge for the Hough transform. <text:s/>An ellipse is defined by the quadratic:</text:p>
      <text:p text:style-name="P2"><draw:frame draw:style-name="fr1" draw:name="Object1" text:anchor-type="as-char" svg:width="1.8264in" svg:height="0.2319in" draw:z-index="0"><draw:object xlink:href="./Object 1" xlink:type="simple" xlink:show="embed" xlink:actuate="onLoad"/><draw:image xlink:href="./ObjectReplacements/Object 1" xlink:type="simple" xlink:show="embed" xlink:actuate="onLoad"/></draw:frame>where <draw:frame draw:style-name="fr1" draw:name="Object2" text:anchor-type="as-char" svg:width="0.4547in" svg:height="0.1917in" draw:z-index="1"><draw:object xlink:href="./Object 2" xlink:type="simple" xlink:show="embed" xlink:actuate="onLoad"/><draw:image xlink:href="./ObjectReplacements/Object 2" xlink:type="simple" xlink:show="embed" xlink:actuate="onLoad"/></draw:frame>is the center of the ellipse and <draw:frame draw:style-name="fr1" draw:name="Object3" text:anchor-type="as-char" svg:width="0.2071in" svg:height="0.2083in" draw:z-index="2"><draw:object xlink:href="./Object 3" xlink:type="simple" xlink:show="embed" xlink:actuate="onLoad"/><draw:image xlink:href="./ObjectReplacements/Object 3" xlink:type="simple" xlink:show="embed" xlink:actuate="onLoad"/></draw:frame>and <draw:frame draw:style-name="fr1" draw:name="Object4" text:anchor-type="as-char" svg:width="0.2063in" svg:height="0.2083in" draw:z-index="3"><draw:object xlink:href="./Object 4" xlink:type="simple" xlink:show="embed" xlink:actuate="onLoad"/><draw:image xlink:href="./ObjectReplacements/Object 4" xlink:type="simple" xlink:show="embed" xlink:actuate="onLoad"/></draw:frame>are the half-lenghts of the major and minor axis. <text:s/>This results in an axis aligned ellipse. <text:s/>Because ellipse are only symmetrical along their axis we also need to worry about it's orientation in the x-y plane, adding a fifth parameter <draw:frame draw:style-name="fr1" draw:name="Object5" text:anchor-type="as-char" svg:width="0.1693in" svg:height="0.1839in" draw:z-index="4"><draw:object xlink:href="./Object 5" xlink:type="simple" xlink:show="embed" xlink:actuate="onLoad"/><draw:image xlink:href="./ObjectReplacements/Object 5" xlink:type="simple" xlink:show="embed" xlink:actuate="onLoad"/></draw:frame>which is the rotation about the ellipse center. <text:s/>This results in five parameters we need to recover.</text:p>
      <text:p text:style-name="P2"/>
      <text:p text:style-name="P2">To recover the parameters we can search for an edge pixel to use as an ellipse center point. <text:s/>Then we can loop through all possible axial lenghts and orientations solving for all the possible ellipses by <text:soft-page-break/>swapping axis and rotationg the ellipse by through <draw:frame draw:style-name="fr1" draw:name="Object7" text:anchor-type="as-char" svg:width="0.3602in" svg:height="0.1839in" draw:z-index="6"><draw:object xlink:href="./Object 7" xlink:type="simple" xlink:show="embed" xlink:actuate="onLoad"/><draw:image xlink:href="./ObjectReplacements/Object 7" xlink:type="simple" xlink:show="embed" xlink:actuate="onLoad"/></draw:frame>radians in either direction. <text:s/>The edges of all the ellipses we will iterate through represent the set of possible ellipses through the current edge point.</text:p>
      <text:p text:style-name="P2"/>
      <text:p text:style-name="P2">The accumulator for ellipse detection would either require a massive 5d accumulator array or we can decompose the accumulator into two 2d array which store the center and axis pairs and a 1d array which contains the rotation about the ellipse center. <text:s/>Either way no memory is saved, but the second option makes processing easier. <text:s/>Assume that we have an image which is MxM pixels. <text:s/>We can assume that the ellipse center lies in the image and that the major axis is no longer then the width of the image. <text:s/>This results in a single 2d accumulator that is MxM for the center and a single 2d accumulator that is M/2xM/2 for the axis pairs. <text:s/>For the rotation around the center we can constrain the 1d array to 90 bins since we can get all possible orientations by swapping axis.</text:p>
      <text:p text:style-name="P2"/>
      <text:p text:style-name="P2">The total memory usage of the accumulator arrays is <draw:frame draw:style-name="fr1" draw:name="Object6" text:anchor-type="as-char" svg:width="1.4402in" svg:height="0.2154in" draw:z-index="5"><draw:object xlink:href="./Object 6" xlink:type="simple" xlink:show="embed" xlink:actuate="onLoad"/><draw:image xlink:href="./ObjectReplacements/Object 6" xlink:type="simple" xlink:show="embed" xlink:actuate="onLoad"/></draw:frame>bytes. <text:s/>This means for a 256x256 image we get an accumulator array size of 328040 bytes (320.35KB). <text:s/>However, if we double the image size we multiply the accumulator size by 4. <text:s/>So a 512x512 image requires an accumulator sized 1311080 bytes (1280.35KB).</text:p>
      <text:p text:style-name="P2"/>
      <text:p text:style-name="P2">4. <text:s/>Both Bezier and Hermite splines use similar control point structures. <text:s/>This means that it is possible to derive the Bezier blending function from the Hermite blending function and vice-versa. <text:s/>This transformation matrix<draw:frame draw:style-name="fr1" draw:name="Object17" text:anchor-type="as-char" svg:width="0.228in" svg:height="0.1839in" draw:z-index="16"><draw:object xlink:href="./Object 17" xlink:type="simple" xlink:show="embed" xlink:actuate="onLoad"/><draw:image xlink:href="./ObjectReplacements/Object 17" xlink:type="simple" xlink:show="embed" xlink:actuate="onLoad"/></draw:frame>is defined as:</text:p>
      <text:p text:style-name="P2"><draw:frame draw:style-name="fr1" draw:name="Object18" text:anchor-type="as-char" svg:width="1.5354in" svg:height="0.872in" draw:z-index="17"><draw:object xlink:href="./Object 18" xlink:type="simple" xlink:show="embed" xlink:actuate="onLoad"/><draw:image xlink:href="./ObjectReplacements/Object 18" xlink:type="simple" xlink:show="embed" xlink:actuate="onLoad"/></draw:frame></text:p>
      <text:p text:style-name="P2">The derivation of this matrix can be had in this way.</text:p>
      <text:p text:style-name="P2"/>
      <text:p text:style-name="P2">A Hermite spline is controlled by a vector of four points Q(0), Q(1), Q'(0), and Q'(1). <text:s/>These points define the start and end point of the curve and the slope at the endpoint. <text:s/>A Bezier spline is defined by the start and end point of the curve and two points which divide the curve up into thirds, Q(0), Q(1), Q(0) + Q'(0)/3, and Q(1) - Q'(1)/3.</text:p>
      <text:p text:style-name="P2"/>
      <text:p text:style-name="P2">So:</text:p>
      <text:p text:style-name="P2"><draw:frame draw:style-name="fr1" draw:name="Object19" text:anchor-type="as-char" svg:width="3.3654in" svg:height="0.9047in" draw:z-index="18"><draw:object xlink:href="./Object 19" xlink:type="simple" xlink:show="embed" xlink:actuate="onLoad"/><draw:image xlink:href="./ObjectReplacements/Object 19" xlink:type="simple" xlink:show="embed" xlink:actuate="onLoad"/></draw:frame>for Hermite splines</text:p>
      <text:p text:style-name="P2">and</text:p>
      <text:p text:style-name="P2"><draw:frame draw:style-name="fr1" draw:name="Object20" text:anchor-type="as-char" svg:width="3.9311in" svg:height="0.9047in" draw:z-index="19"><draw:object xlink:href="./Object 20" xlink:type="simple" xlink:show="embed" xlink:actuate="onLoad"/><draw:image xlink:href="./ObjectReplacements/Object 20" xlink:type="simple" xlink:show="embed" xlink:actuate="onLoad"/></draw:frame>for Bezier splines</text:p>
      <text:p text:style-name="P2"/>
      <text:p text:style-name="P2">We want to derive the <draw:frame draw:style-name="fr1" draw:name="Object21" text:anchor-type="as-char" svg:width="0.228in" svg:height="0.1839in" draw:z-index="20"><draw:object xlink:href="./Object 21" xlink:type="simple" xlink:show="embed" xlink:actuate="onLoad"/><draw:image xlink:href="./ObjectReplacements/Object 21" xlink:type="simple" xlink:show="embed" xlink:actuate="onLoad"/></draw:frame>such that <draw:frame draw:style-name="fr1" draw:name="Object22" text:anchor-type="as-char" svg:width="0.8035in" svg:height="0.2083in" draw:z-index="21"><draw:object xlink:href="./Object 22" xlink:type="simple" xlink:show="embed" xlink:actuate="onLoad"/><draw:image xlink:href="./ObjectReplacements/Object 22" xlink:type="simple" xlink:show="embed" xlink:actuate="onLoad"/></draw:frame>where<draw:frame draw:style-name="fr1" draw:name="Object23" text:anchor-type="as-char" svg:width="0.2693in" svg:height="0.2083in" draw:z-index="22"><draw:object xlink:href="./Object 23" xlink:type="simple" xlink:show="embed" xlink:actuate="onLoad"/><draw:image xlink:href="./ObjectReplacements/Object 23" xlink:type="simple" xlink:show="embed" xlink:actuate="onLoad"/></draw:frame>and<draw:frame draw:style-name="fr1" draw:name="Object24" text:anchor-type="as-char" svg:width="0.2827in" svg:height="0.2083in" draw:z-index="23"><draw:object xlink:href="./Object 24" xlink:type="simple" xlink:show="embed" xlink:actuate="onLoad"/><draw:image xlink:href="./ObjectReplacements/Object 24" xlink:type="simple" xlink:show="embed" xlink:actuate="onLoad"/></draw:frame>are the control point vectors for the Bezier and Hermite spline respectivly.</text:p>
      <text:p text:style-name="P2"/>
      <text:p text:style-name="P2">Two of the control points stay the same Q(0) and Q(1). <text:s/>However, Q'(0) and Q'(1) must become Q(0) + <text:soft-page-break/>Q'(0)/3 and Q(1) – Q'(1) / 3.</text:p>
      <text:p text:style-name="P2"/>
      <text:p text:style-name="P2">We can construct<draw:frame draw:style-name="fr1" draw:name="Object25" text:anchor-type="as-char" svg:width="0.228in" svg:height="0.1839in" draw:z-index="24"><draw:object xlink:href="./Object 25" xlink:type="simple" xlink:show="embed" xlink:actuate="onLoad"/><draw:image xlink:href="./ObjectReplacements/Object 25" xlink:type="simple" xlink:show="embed" xlink:actuate="onLoad"/></draw:frame>through simple induction.</text:p>
      <text:p text:style-name="P2"/>
      <text:p text:style-name="P2">5.</text:p>
      <text:p text:style-name="P2"/>
      <text:p text:style-name="P2">Bonus. The one thing I hate about this class is the general lack of interactive examples of complex concepts discussed in class. <text:s/>Particularly when it comes to discussion of basic pieces of computer graphics like shading or transformations. <text:s/>I believe that some sort of interactive demo would be most beneficial to aid the learning the proc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Bitstream Vera Sans" style:font-size-asian="12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2-15T10:18:52</meta:creation-date>
    <dc:date>2009-12-16T11:27:46</dc:date>
    <meta:editing-duration>PT25H08M55S</meta:editing-duration>
    <meta:editing-cycles>115</meta:editing-cycles>
    <meta:generator>OpenOffice.org/3.0$Unix OpenOffice.org_project/300m9$Build-9358</meta:generator>
    <meta:document-statistic meta:table-count="0" meta:image-count="0" meta:object-count="25" meta:page-count="5" meta:paragraph-count="45" meta:word-count="2193" meta:character-count="13118"/>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row>
        <math:mrow>
          <math:msup>
            <math:mrow>
              <math:mo math:stretchy="false">(</math:mo>
              <math:mrow>
                <math:mi>x</math:mi>
                <math:mo math:stretchy="false">+</math:mo>
                <math:mi>a</math:mi>
              </math:mrow>
              <math:mo math:stretchy="false">)</math:mo>
            </math:mrow>
            <math:mn>2</math:mn>
          </math:msup>
          <math:mo math:stretchy="false">/</math:mo>
          <math:msubsup>
            <math:mi>r</math:mi>
            <math:mi>a</math:mi>
            <math:mn>2</math:mn>
          </math:msubsup>
        </math:mrow>
        <math:mo math:stretchy="false">+</math:mo>
        <math:mrow>
          <math:msup>
            <math:mrow>
              <math:mo math:stretchy="false">(</math:mo>
              <math:mrow>
                <math:mi>y</math:mi>
                <math:mo math:stretchy="false">+</math:mo>
                <math:mi>b</math:mi>
              </math:mrow>
              <math:mo math:stretchy="false">)</math:mo>
            </math:mrow>
            <math:mn>2</math:mn>
          </math:msup>
          <math:mo math:stretchy="false">/</math:mo>
          <math:msubsup>
            <math:mi>r</math:mi>
            <math:mi>b</math:mi>
            <math:mn>2</math:mn>
          </math:msubsup>
        </math:mrow>
      </math:mrow>
      <math:mo math:stretchy="false">=</math:mo>
      <math:mn>1</math:mn>
    </math:mrow>
    <math:annotation math:encoding="StarMath 5.0">(x + a)^2 / r_a^2 + (y + b)^2 / r_b^2 = 1
</math:annotation>
  </math:semantics>
</math:math>
</file>

<file path=Object 10/content.xml><?xml version="1.0" encoding="utf-8"?>
<!DOCTYPE math  PUBLIC '-//OpenOffice.org//DTD Modified W3C MathML 1.01//EN'  'math.dtd'>
<math:math xmlns:math="http://www.w3.org/1998/Math/MathML">
  <math:semantics>
    <math:mo math:stretchy="false">θ</math:mo>
    <math:annotation math:encoding="StarMath 5.0">%theta</math:annotation>
  </math:semantics>
</math:math>
</file>

<file path=Object 11/content.xml><?xml version="1.0" encoding="utf-8"?>
<!DOCTYPE math  PUBLIC '-//OpenOffice.org//DTD Modified W3C MathML 1.01//EN'  'math.dtd'>
<math:math xmlns:math="http://www.w3.org/1998/Math/MathML">
  <math:semantics>
    <math:mrow>
      <math:mrow>
        <math:mrow>
          <math:mn>0</math:mn>
          <math:mo math:stretchy="false">≤</math:mo>
          <math:mo math:stretchy="false">θ</math:mo>
        </math:mrow>
        <math:mo math:stretchy="false">≤</math:mo>
        <math:mn>2</math:mn>
      </math:mrow>
      <math:mo math:stretchy="false">π</math:mo>
    </math:mrow>
    <math:annotation math:encoding="StarMath 5.0">0 &lt;= %theta &lt;= 2%pi</math:annotation>
  </math:semantics>
</math:math>
</file>

<file path=Object 12/content.xml><?xml version="1.0" encoding="utf-8"?>
<!DOCTYPE math  PUBLIC '-//OpenOffice.org//DTD Modified W3C MathML 1.01//EN'  'math.dtd'>
<math:math xmlns:math="http://www.w3.org/1998/Math/MathML">
  <math:semantics>
    <math:mi>h</math:mi>
    <math:annotation math:encoding="StarMath 5.0">h</math:annotation>
  </math:semantics>
</math:math>
</file>

<file path=Object 13/content.xml><?xml version="1.0" encoding="utf-8"?>
<!DOCTYPE math  PUBLIC '-//OpenOffice.org//DTD Modified W3C MathML 1.01//EN'  'math.dtd'>
<math:math xmlns:math="http://www.w3.org/1998/Math/MathML">
  <math:semantics>
    <math:mrow>
      <math:mo math:stretchy="false">(</math:mo>
      <math:mrow>
        <math:mi>x</math:mi>
        <math:mi>,</math:mi>
        <math:mi>y</math:mi>
        <math:mi>,</math:mi>
        <math:mi>z</math:mi>
      </math:mrow>
      <math:mo math:stretchy="false">)</math:mo>
    </math:mrow>
    <math:annotation math:encoding="StarMath 5.0">(x,y,z)</math:annotation>
  </math:semantics>
</math:math>
</file>

<file path=Object 14/content.xml><?xml version="1.0" encoding="utf-8"?>
<!DOCTYPE math  PUBLIC '-//OpenOffice.org//DTD Modified W3C MathML 1.01//EN'  'math.dtd'>
<math:math xmlns:math="http://www.w3.org/1998/Math/MathML">
  <math:semantics>
    <math:mrow>
      <math:mo math:stretchy="false">(</math:mo>
      <math:mrow>
        <math:mo math:stretchy="false">θ</math:mo>
        <math:mi>,</math:mi>
        <math:mi>h</math:mi>
      </math:mrow>
      <math:mo math:stretchy="false">)</math:mo>
    </math:mrow>
    <math:annotation math:encoding="StarMath 5.0">(%theta,h)</math:annotation>
  </math:semantics>
</math:math>
</file>

<file path=Object 15/content.xml><?xml version="1.0" encoding="utf-8"?>
<!DOCTYPE math  PUBLIC '-//OpenOffice.org//DTD Modified W3C MathML 1.01//EN'  'math.dtd'>
<math:math xmlns:math="http://www.w3.org/1998/Math/MathML">
  <math:semantics>
    <math:mrow>
      <math:mo math:stretchy="false">(</math:mo>
      <math:mrow>
        <math:mi>x</math:mi>
        <math:mi>,</math:mi>
        <math:mi>y</math:mi>
        <math:mi>,</math:mi>
        <math:mi>z</math:mi>
      </math:mrow>
      <math:mo math:stretchy="false">)</math:mo>
    </math:mrow>
    <math:annotation math:encoding="StarMath 5.0">(x,y,z)</math:annotation>
  </math:semantics>
</math:math>
</file>

<file path=Object 16/content.xml><?xml version="1.0" encoding="utf-8"?>
<!DOCTYPE math  PUBLIC '-//OpenOffice.org//DTD Modified W3C MathML 1.01//EN'  'math.dtd'>
<math:math xmlns:math="http://www.w3.org/1998/Math/MathML">
  <math:semantics>
    <math:mrow>
      <math:mo math:stretchy="false">(</math:mo>
      <math:mrow>
        <math:mi>s</math:mi>
        <math:mi>,</math:mi>
        <math:mi>t</math:mi>
      </math:mrow>
      <math:mo math:stretchy="false">)</math:mo>
    </math:mrow>
    <math:annotation math:encoding="StarMath 5.0">(s,t)</math:annotation>
  </math:semantics>
</math:math>
</file>

<file path=Object 17/content.xml><?xml version="1.0" encoding="utf-8"?>
<!DOCTYPE math  PUBLIC '-//OpenOffice.org//DTD Modified W3C MathML 1.01//EN'  'math.dtd'>
<math:math xmlns:math="http://www.w3.org/1998/Math/MathML">
  <math:semantics>
    <math:mi>M</math:mi>
    <math:annotation math:encoding="StarMath 5.0">M</math:annotation>
  </math:semantics>
</math:math>
</file>

<file path=Object 18/content.xml><?xml version="1.0" encoding="utf-8"?>
<!DOCTYPE math  PUBLIC '-//OpenOffice.org//DTD Modified W3C MathML 1.01//EN'  'math.dtd'>
<math:math xmlns:math="http://www.w3.org/1998/Math/MathML">
  <math:semantics>
    <math:mrow>
      <math:mi>M</math:mi>
      <math:mo math:stretchy="false">=</math:mo>
      <math:mfenced math:open="[" math:close="]">
        <math:mtable>
          <math:mtr>
            <math:mtd>
              <math:mn>1</math:mn>
            </math:mtd>
            <math:mtd>
              <math:mn>0</math:mn>
            </math:mtd>
            <math:mtd>
              <math:mn>0</math:mn>
            </math:mtd>
            <math:mtd>
              <math:mn>0</math:mn>
            </math:mtd>
          </math:mtr>
          <math:mtr>
            <math:mtd>
              <math:mn>0</math:mn>
            </math:mtd>
            <math:mtd>
              <math:mn>0</math:mn>
            </math:mtd>
            <math:mtd>
              <math:mn>0</math:mn>
            </math:mtd>
            <math:mtd>
              <math:mn>1</math:mn>
            </math:mtd>
          </math:mtr>
          <math:mtr>
            <math:mtd>
              <math:mrow>
                <math:mo math:stretchy="false">−</math:mo>
                <math:mn>3</math:mn>
              </math:mrow>
            </math:mtd>
            <math:mtd>
              <math:mn>3</math:mn>
            </math:mtd>
            <math:mtd>
              <math:mn>0</math:mn>
            </math:mtd>
            <math:mtd>
              <math:mn>0</math:mn>
            </math:mtd>
          </math:mtr>
          <math:mtr>
            <math:mtd>
              <math:mn>0</math:mn>
            </math:mtd>
            <math:mtd>
              <math:mn>0</math:mn>
            </math:mtd>
            <math:mtd>
              <math:mrow>
                <math:mo math:stretchy="false">−</math:mo>
                <math:mn>3</math:mn>
              </math:mrow>
            </math:mtd>
            <math:mtd>
              <math:mn>3</math:mn>
            </math:mtd>
          </math:mtr>
        </math:mtable>
      </math:mfenced>
    </math:mrow>
    <math:annotation math:encoding="StarMath 5.0">M = left [ matrix{1 # 0 # 0 # 0 ## 0 # 0 # 0 # 1 ## -3 # 3 # 0 # 0 ## 0 # 0 # -3 # 3 } right ]</math:annotation>
  </math:semantics>
</math:math>
</file>

<file path=Object 19/content.xml><?xml version="1.0" encoding="utf-8"?>
<!DOCTYPE math  PUBLIC '-//OpenOffice.org//DTD Modified W3C MathML 1.01//EN'  'math.dtd'>
<math:math xmlns:math="http://www.w3.org/1998/Math/MathML">
  <math:semantics>
    <math:mrow>
      <math:mi>Q</math:mi>
      <math:mrow>
        <math:mrow>
          <math:mo math:stretchy="false">(</math:mo>
          <math:mi>t</math:mi>
          <math:mo math:stretchy="false">)</math:mo>
        </math:mrow>
        <math:mo math:stretchy="false">=</math:mo>
        <math:mfenced math:open="[" math:close="]">
          <math:mtable>
            <math:mtr>
              <math:mtd>
                <math:msup>
                  <math:mi>t</math:mi>
                  <math:mn>3</math:mn>
                </math:msup>
              </math:mtd>
              <math:mtd>
                <math:msup>
                  <math:mi>t</math:mi>
                  <math:mn>2</math:mn>
                </math:msup>
              </math:mtd>
              <math:mtd>
                <math:mi>t</math:mi>
              </math:mtd>
              <math:mtd>
                <math:mn>1</math:mn>
              </math:mtd>
            </math:mtr>
          </math:mtable>
        </math:mfenced>
      </math:mrow>
      <math:mfenced math:open="[" math:close="]">
        <math:mtable>
          <math:mtr>
            <math:mtd>
              <math:mn>2</math:mn>
            </math:mtd>
            <math:mtd>
              <math:mrow>
                <math:mo math:stretchy="false">−</math:mo>
                <math:mn>2</math:mn>
              </math:mrow>
            </math:mtd>
            <math:mtd>
              <math:mn>1</math:mn>
            </math:mtd>
            <math:mtd>
              <math:mn>1</math:mn>
            </math:mtd>
          </math:mtr>
          <math:mtr>
            <math:mtd>
              <math:mrow>
                <math:mo math:stretchy="false">−</math:mo>
                <math:mn>3</math:mn>
              </math:mrow>
            </math:mtd>
            <math:mtd>
              <math:mn>3</math:mn>
            </math:mtd>
            <math:mtd>
              <math:mrow>
                <math:mo math:stretchy="false">−</math:mo>
                <math:mn>2</math:mn>
              </math:mrow>
            </math:mtd>
            <math:mtd>
              <math:mrow>
                <math:mo math:stretchy="false">−</math:mo>
                <math:mn>1</math:mn>
              </math:mrow>
            </math:mtd>
          </math:mtr>
          <math:mtr>
            <math:mtd>
              <math:mn>0</math:mn>
            </math:mtd>
            <math:mtd>
              <math:mn>0</math:mn>
            </math:mtd>
            <math:mtd>
              <math:mn>1</math:mn>
            </math:mtd>
            <math:mtd>
              <math:mn>0</math:mn>
            </math:mtd>
          </math:mtr>
          <math:mtr>
            <math:mtd>
              <math:mn>1</math:mn>
            </math:mtd>
            <math:mtd>
              <math:mn>0</math:mn>
            </math:mtd>
            <math:mtd>
              <math:mn>0</math:mn>
            </math:mtd>
            <math:mtd>
              <math:mn>0</math:mn>
            </math:mtd>
          </math:mtr>
        </math:mtable>
      </math:mfenced>
      <math:mfenced math:open="[" math:close="]">
        <math:mtable>
          <math:mtr>
            <math:mtd>
              <math:mrow>
                <math:mi>Q</math:mi>
                <math:mrow>
                  <math:mo math:stretchy="false">(</math:mo>
                  <math:mn>0</math:mn>
                  <math:mo math:stretchy="false">)</math:mo>
                </math:mrow>
              </math:mrow>
            </math:mtd>
          </math:mtr>
          <math:mtr>
            <math:mtd>
              <math:mrow>
                <math:mi>Q</math:mi>
                <math:mrow>
                  <math:mo math:stretchy="false">(</math:mo>
                  <math:mn>1</math:mn>
                  <math:mo math:stretchy="false">)</math:mo>
                </math:mrow>
              </math:mrow>
            </math:mtd>
          </math:mtr>
          <math:mtr>
            <math:mtd>
              <math:mrow>
                <math:mi>Q</math:mi>
                <math:mi>'</math:mi>
                <math:mrow>
                  <math:mo math:stretchy="false">(</math:mo>
                  <math:mn>0</math:mn>
                  <math:mo math:stretchy="false">)</math:mo>
                </math:mrow>
              </math:mrow>
            </math:mtd>
          </math:mtr>
          <math:mtr>
            <math:mtd>
              <math:mrow>
                <math:mi>Q</math:mi>
                <math:mi>'</math:mi>
                <math:mrow>
                  <math:mo math:stretchy="false">(</math:mo>
                  <math:mn>1</math:mn>
                  <math:mo math:stretchy="false">)</math:mo>
                </math:mrow>
              </math:mrow>
            </math:mtd>
          </math:mtr>
        </math:mtable>
      </math:mfenced>
    </math:mrow>
    <math:annotation math:encoding="StarMath 5.0">Q(t) = left [ matrix { t^3 # t^2 # t # 1 } right ] 
left [ matrix { 2 # -2 # 1 # 1 ## -3 # 3 # -2 # -1 ## 0 # 0 # 1 # 0 ## 1 # 0 # 0 # 0 } right ]
left [ matrix { Q(0) ## Q(1) ## Q'(0) ## Q'(1) } right ]</math:annotation>
  </math:semantics>
</math:math>
</file>

<file path=Object 2/content.xml><?xml version="1.0" encoding="utf-8"?>
<!DOCTYPE math  PUBLIC '-//OpenOffice.org//DTD Modified W3C MathML 1.01//EN'  'math.dtd'>
<math:math xmlns:math="http://www.w3.org/1998/Math/MathML">
  <math:semantics>
    <math:mrow>
      <math:mo math:stretchy="false">(</math:mo>
      <math:mrow>
        <math:mi>a</math:mi>
        <math:mi>,</math:mi>
        <math:mi>b</math:mi>
      </math:mrow>
      <math:mo math:stretchy="false">)</math:mo>
    </math:mrow>
    <math:annotation math:encoding="StarMath 5.0">(a,b)</math:annotation>
  </math:semantics>
</math:math>
</file>

<file path=Object 20/content.xml><?xml version="1.0" encoding="utf-8"?>
<!DOCTYPE math  PUBLIC '-//OpenOffice.org//DTD Modified W3C MathML 1.01//EN'  'math.dtd'>
<math:math xmlns:math="http://www.w3.org/1998/Math/MathML">
  <math:semantics>
    <math:mrow>
      <math:mi>Q</math:mi>
      <math:mrow>
        <math:mrow>
          <math:mo math:stretchy="false">(</math:mo>
          <math:mi>t</math:mi>
          <math:mo math:stretchy="false">)</math:mo>
        </math:mrow>
        <math:mo math:stretchy="false">=</math:mo>
        <math:mfenced math:open="[" math:close="]">
          <math:mtable>
            <math:mtr>
              <math:mtd>
                <math:msup>
                  <math:mi>t</math:mi>
                  <math:mn>3</math:mn>
                </math:msup>
              </math:mtd>
              <math:mtd>
                <math:msup>
                  <math:mi>t</math:mi>
                  <math:mn>2</math:mn>
                </math:msup>
              </math:mtd>
              <math:mtd>
                <math:mi>t</math:mi>
              </math:mtd>
              <math:mtd>
                <math:mn>1</math:mn>
              </math:mtd>
            </math:mtr>
          </math:mtable>
        </math:mfenced>
      </math:mrow>
      <math:mfenced math:open="[" math:close="]">
        <math:mtable>
          <math:mtr>
            <math:mtd>
              <math:mrow>
                <math:mo math:stretchy="false">−</math:mo>
                <math:mn>1</math:mn>
              </math:mrow>
            </math:mtd>
            <math:mtd>
              <math:mn>3</math:mn>
            </math:mtd>
            <math:mtd>
              <math:mrow>
                <math:mo math:stretchy="false">−</math:mo>
                <math:mn>3</math:mn>
              </math:mrow>
            </math:mtd>
            <math:mtd>
              <math:mn>1</math:mn>
            </math:mtd>
          </math:mtr>
          <math:mtr>
            <math:mtd>
              <math:mn>3</math:mn>
            </math:mtd>
            <math:mtd>
              <math:mrow>
                <math:mo math:stretchy="false">−</math:mo>
                <math:mn>6</math:mn>
              </math:mrow>
            </math:mtd>
            <math:mtd>
              <math:mn>3</math:mn>
            </math:mtd>
            <math:mtd>
              <math:mn>0</math:mn>
            </math:mtd>
          </math:mtr>
          <math:mtr>
            <math:mtd>
              <math:mrow>
                <math:mo math:stretchy="false">−</math:mo>
                <math:mn>3</math:mn>
              </math:mrow>
            </math:mtd>
            <math:mtd>
              <math:mn>3</math:mn>
            </math:mtd>
            <math:mtd>
              <math:mn>0</math:mn>
            </math:mtd>
            <math:mtd>
              <math:mn>0</math:mn>
            </math:mtd>
          </math:mtr>
          <math:mtr>
            <math:mtd>
              <math:mn>1</math:mn>
            </math:mtd>
            <math:mtd>
              <math:mn>0</math:mn>
            </math:mtd>
            <math:mtd>
              <math:mn>0</math:mn>
            </math:mtd>
            <math:mtd>
              <math:mn>0</math:mn>
            </math:mtd>
          </math:mtr>
        </math:mtable>
      </math:mfenced>
      <math:mfenced math:open="[" math:close="]">
        <math:mtable>
          <math:mtr>
            <math:mtd>
              <math:mrow>
                <math:mi>Q</math:mi>
                <math:mrow>
                  <math:mo math:stretchy="false">(</math:mo>
                  <math:mn>0</math:mn>
                  <math:mo math:stretchy="false">)</math:mo>
                </math:mrow>
              </math:mrow>
            </math:mtd>
          </math:mtr>
          <math:mtr>
            <math:mtd>
              <math:mrow>
                <math:mi>Q</math:mi>
                <math:mrow>
                  <math:mrow>
                    <math:mo math:stretchy="false">(</math:mo>
                    <math:mn>0</math:mn>
                    <math:mo math:stretchy="false">)</math:mo>
                  </math:mrow>
                  <math:mo math:stretchy="false">+</math:mo>
                  <math:mrow>
                    <math:mn>1</math:mn>
                    <math:mo math:stretchy="false">/</math:mo>
                    <math:mn>3</math:mn>
                  </math:mrow>
                </math:mrow>
                <math:mi>Q</math:mi>
                <math:mrow>
                  <math:mo math:stretchy="false">(</math:mo>
                  <math:mn>0</math:mn>
                  <math:mo math:stretchy="false">)</math:mo>
                </math:mrow>
              </math:mrow>
            </math:mtd>
          </math:mtr>
          <math:mtr>
            <math:mtd>
              <math:mrow>
                <math:mi>Q</math:mi>
                <math:mrow>
                  <math:mrow>
                    <math:mo math:stretchy="false">(</math:mo>
                    <math:mn>1</math:mn>
                    <math:mo math:stretchy="false">)</math:mo>
                  </math:mrow>
                  <math:mo math:stretchy="false">−</math:mo>
                  <math:mrow>
                    <math:mn>1</math:mn>
                    <math:mo math:stretchy="false">/</math:mo>
                    <math:mn>3</math:mn>
                  </math:mrow>
                </math:mrow>
                <math:mi>Q</math:mi>
                <math:mrow>
                  <math:mo math:stretchy="false">(</math:mo>
                  <math:mn>1</math:mn>
                  <math:mo math:stretchy="false">)</math:mo>
                </math:mrow>
              </math:mrow>
            </math:mtd>
          </math:mtr>
          <math:mtr>
            <math:mtd>
              <math:mrow>
                <math:mi>Q</math:mi>
                <math:mrow>
                  <math:mo math:stretchy="false">(</math:mo>
                  <math:mn>1</math:mn>
                  <math:mo math:stretchy="false">)</math:mo>
                </math:mrow>
              </math:mrow>
            </math:mtd>
          </math:mtr>
        </math:mtable>
      </math:mfenced>
    </math:mrow>
    <math:annotation math:encoding="StarMath 5.0">Q(t) = left [ matrix { t^3 # t^2 # t # 1 } right ] 
left [ matrix { -1 # 3 # -3 # 1 ## 3 # -6 # 3 # 0 ## -3 # 3 # 0 # 0 ## 1 # 0 # 0 # 0 } right ]
left [ matrix { Q(0) ## Q(0) + 1/3 Q(0) ## Q(1) - 1/3 Q(1) ## Q(1) } right ]</math:annotation>
  </math:semantics>
</math:math>
</file>

<file path=Object 21/content.xml><?xml version="1.0" encoding="utf-8"?>
<!DOCTYPE math  PUBLIC '-//OpenOffice.org//DTD Modified W3C MathML 1.01//EN'  'math.dtd'>
<math:math xmlns:math="http://www.w3.org/1998/Math/MathML">
  <math:semantics>
    <math:mi>M</math:mi>
    <math:annotation math:encoding="StarMath 5.0">M</math:annotation>
  </math:semantics>
</math:math>
</file>

<file path=Object 22/content.xml><?xml version="1.0" encoding="utf-8"?>
<!DOCTYPE math  PUBLIC '-//OpenOffice.org//DTD Modified W3C MathML 1.01//EN'  'math.dtd'>
<math:math xmlns:math="http://www.w3.org/1998/Math/MathML">
  <math:semantics>
    <math:mrow>
      <math:mrow>
        <math:msub>
          <math:mi>G</math:mi>
          <math:mi>H</math:mi>
        </math:msub>
        <math:mo math:stretchy="false">=</math:mo>
        <math:mi>M</math:mi>
      </math:mrow>
      <math:msub>
        <math:mi>G</math:mi>
        <math:mi>B</math:mi>
      </math:msub>
    </math:mrow>
    <math:annotation math:encoding="StarMath 5.0">G_H = M G_B</math:annotation>
  </math:semantics>
</math:math>
</file>

<file path=Object 23/content.xml><?xml version="1.0" encoding="utf-8"?>
<!DOCTYPE math  PUBLIC '-//OpenOffice.org//DTD Modified W3C MathML 1.01//EN'  'math.dtd'>
<math:math xmlns:math="http://www.w3.org/1998/Math/MathML">
  <math:semantics>
    <math:msub>
      <math:mi>G</math:mi>
      <math:mi>B</math:mi>
    </math:msub>
    <math:annotation math:encoding="StarMath 5.0">G_B</math:annotation>
  </math:semantics>
</math:math>
</file>

<file path=Object 24/content.xml><?xml version="1.0" encoding="utf-8"?>
<!DOCTYPE math  PUBLIC '-//OpenOffice.org//DTD Modified W3C MathML 1.01//EN'  'math.dtd'>
<math:math xmlns:math="http://www.w3.org/1998/Math/MathML">
  <math:semantics>
    <math:msub>
      <math:mi>G</math:mi>
      <math:mi>H</math:mi>
    </math:msub>
    <math:annotation math:encoding="StarMath 5.0">G_H</math:annotation>
  </math:semantics>
</math:math>
</file>

<file path=Object 25/content.xml><?xml version="1.0" encoding="utf-8"?>
<!DOCTYPE math  PUBLIC '-//OpenOffice.org//DTD Modified W3C MathML 1.01//EN'  'math.dtd'>
<math:math xmlns:math="http://www.w3.org/1998/Math/MathML">
  <math:semantics>
    <math:mi>M</math:mi>
    <math:annotation math:encoding="StarMath 5.0">M</math:annotation>
  </math:semantics>
</math:math>
</file>

<file path=Object 3/content.xml><?xml version="1.0" encoding="utf-8"?>
<!DOCTYPE math  PUBLIC '-//OpenOffice.org//DTD Modified W3C MathML 1.01//EN'  'math.dtd'>
<math:math xmlns:math="http://www.w3.org/1998/Math/MathML">
  <math:semantics>
    <math:msub>
      <math:mi>r</math:mi>
      <math:mi>a</math:mi>
    </math:msub>
    <math:annotation math:encoding="StarMath 5.0">r_a</math:annotation>
  </math:semantics>
</math:math>
</file>

<file path=Object 4/content.xml><?xml version="1.0" encoding="utf-8"?>
<!DOCTYPE math  PUBLIC '-//OpenOffice.org//DTD Modified W3C MathML 1.01//EN'  'math.dtd'>
<math:math xmlns:math="http://www.w3.org/1998/Math/MathML">
  <math:semantics>
    <math:msub>
      <math:mi>r</math:mi>
      <math:mi>b</math:mi>
    </math:msub>
    <math:annotation math:encoding="StarMath 5.0">r_b</math:annotation>
  </math:semantics>
</math:math>
</file>

<file path=Object 5/content.xml><?xml version="1.0" encoding="utf-8"?>
<!DOCTYPE math  PUBLIC '-//OpenOffice.org//DTD Modified W3C MathML 1.01//EN'  'math.dtd'>
<math:math xmlns:math="http://www.w3.org/1998/Math/MathML">
  <math:semantics>
    <math:mo math:stretchy="false">θ</math:mo>
    <math:annotation math:encoding="StarMath 5.0">%theta</math:annotation>
  </math:semantics>
</math:math>
</file>

<file path=Object 6/content.xml><?xml version="1.0" encoding="utf-8"?>
<!DOCTYPE math  PUBLIC '-//OpenOffice.org//DTD Modified W3C MathML 1.01//EN'  'math.dtd'>
<math:math xmlns:math="http://www.w3.org/1998/Math/MathML">
  <math:semantics>
    <math:mrow>
      <math:mrow>
        <math:mo math:stretchy="false">(</math:mo>
        <math:mrow>
          <math:mrow>
            <math:msup>
              <math:mi>M</math:mi>
              <math:mn>2</math:mn>
            </math:msup>
            <math:mo math:stretchy="false">+</math:mo>
            <math:mrow>
              <math:msup>
                <math:mi>M</math:mi>
                <math:mn>2</math:mn>
              </math:msup>
              <math:mo math:stretchy="false">/</math:mo>
              <math:mn>4</math:mn>
            </math:mrow>
          </math:mrow>
          <math:mo math:stretchy="false">+</math:mo>
          <math:mn>90</math:mn>
        </math:mrow>
        <math:mo math:stretchy="false">)</math:mo>
      </math:mrow>
      <math:mo math:stretchy="false">∗</math:mo>
      <math:mn>4</math:mn>
    </math:mrow>
    <math:annotation math:encoding="StarMath 5.0">(M^2 + M^2/4 + 90) * 4</math:annotation>
  </math:semantics>
</math:math>
</file>

<file path=Object 7/content.xml><?xml version="1.0" encoding="utf-8"?>
<!DOCTYPE math  PUBLIC '-//OpenOffice.org//DTD Modified W3C MathML 1.01//EN'  'math.dtd'>
<math:math xmlns:math="http://www.w3.org/1998/Math/MathML">
  <math:semantics>
    <math:mrow>
      <math:mo math:stretchy="false">π</math:mo>
      <math:mo math:stretchy="false">/</math:mo>
      <math:mn>4</math:mn>
    </math:mrow>
    <math:annotation math:encoding="StarMath 5.0">%pi/4</math:annotation>
  </math:semantics>
</math:math>
</file>

<file path=Object 8/content.xml><?xml version="1.0" encoding="utf-8"?>
<!DOCTYPE math  PUBLIC '-//OpenOffice.org//DTD Modified W3C MathML 1.01//EN'  'math.dtd'>
<math:math xmlns:math="http://www.w3.org/1998/Math/MathML">
  <math:semantics>
    <math:mrow>
      <math:mrow>
        <math:msub>
          <math:mi>B</math:mi>
          <math:mi>i</math:mi>
        </math:msub>
        <math:mo math:stretchy="false">=</math:mo>
        <math:mrow>
          <math:msub>
            <math:mi>E</math:mi>
            <math:mi>i</math:mi>
          </math:msub>
          <math:mo math:stretchy="false">+</math:mo>
          <math:msub>
            <math:mi>R</math:mi>
            <math:mi>i</math:mi>
          </math:msub>
        </math:mrow>
      </math:mrow>
      <math:mrow>
        <math:munderover>
          <math:mo math:stretchy="false">∑</math:mo>
          <math:mrow>
            <math:mi>j</math:mi>
            <math:mo math:stretchy="false">=</math:mo>
            <math:mn>1</math:mn>
          </math:mrow>
          <math:mi>n</math:mi>
        </math:munderover>
        <math:mrow>
          <math:msub>
            <math:mi>B</math:mi>
            <math:mi>j</math:mi>
          </math:msub>
          <math:msub>
            <math:mi>F</math:mi>
            <math:mi math:fontstyle="italic">ij</math:mi>
          </math:msub>
        </math:mrow>
      </math:mrow>
    </math:mrow>
    <math:annotation math:encoding="StarMath 5.0">B_i = E_i + R_i sum from {j=1} to {n} {B_j F_ij}</math:annotation>
  </math:semantics>
</math:math>
</file>

<file path=Object 9/content.xml><?xml version="1.0" encoding="utf-8"?>
<!DOCTYPE math  PUBLIC '-//OpenOffice.org//DTD Modified W3C MathML 1.01//EN'  'math.dtd'>
<math:math xmlns:math="http://www.w3.org/1998/Math/MathML">
  <math:semantics>
    <math:mrow>
      <math:mrow>
        <math:mo math:stretchy="false">(</math:mo>
        <math:mrow>
          <math:mi>x</math:mi>
          <math:mi>,</math:mi>
          <math:mi>y</math:mi>
          <math:mi>,</math:mi>
          <math:mi>z</math:mi>
        </math:mrow>
        <math:mo math:stretchy="false">)</math:mo>
      </math:mrow>
      <math:mo math:stretchy="false">=</math:mo>
      <math:mrow>
        <math:mo math:stretchy="false">(</math:mo>
        <math:mrow>
          <math:mi>r</math:mi>
          <math:mi>cos</math:mi>
          <math:mo math:stretchy="false">θ</math:mo>
          <math:mi>,</math:mi>
          <math:mi>r</math:mi>
          <math:mi>sin</math:mi>
          <math:mo math:stretchy="false">θ</math:mo>
          <math:mi>,</math:mi>
          <math:mi>h</math:mi>
        </math:mrow>
        <math:mo math:stretchy="false">)</math:mo>
      </math:mrow>
    </math:mrow>
    <math:annotation math:encoding="StarMath 5.0">(x,y,z) = (r cos %theta, r sin %theta, h)</math:annotation>
  </math:semantics>
</math:math>
</file>